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Heading_20_1">
      <style:text-properties fo:color="#423c1f" style:font-name="Verdana" fo:font-size="9pt" fo:font-weight="bold"/>
    </style:style>
    <style:style style:name="T1" style:family="text">
      <style:text-properties fo:color="#5a5a5a" style:font-name="Verdana" fo:font-size="8.25pt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Brined Pork Chops with Sweet Papaya Relish </text:h>
      <text:p text:style-name="Text_20_body"><text:span text:style-name="T1">Prep time: 20 minutes<text:line-break/>Brining time: 2 hours <text:line-break/>Grilling time: 10 to 15 minutes<text:line-break/><text:line-break/></text:span><text:span text:style-name="Strong_20_Emphasis"><text:span text:style-name="T1">Brine</text:span></text:span><text:span text:style-name="T1"><text:line-break/>6 cups cold water<text:line-break/>1/3 cup granulated sugar <text:line-break/>1/3 cup kosher salt <text:line-break/><text:line-break/>6 boneless, center cut pork chops, each about 6 ounces and 1-1/4 inches thick <text:line-break/><text:line-break/></text:span><text:span text:style-name="Strong_20_Emphasis"><text:span text:style-name="T1">Relish</text:span></text:span><text:span text:style-name="T1"><text:line-break/>1/3 cup granulated sugar<text:line-break/>1/4 cup rice vinegar<text:line-break/>1/4 cup thinly sliced scallions, white and light green parts <text:line-break/>2 tablespoons fresh lime juice<text:line-break/>1 teaspoon minced jalapeño chile pepper<text:line-break/>1/2 teaspoon ground cumin<text:line-break/>1/2 teaspoon kosher salt<text:line-break/>1/8 teaspoon freshly ground black pepper<text:line-break/>4 cups 1/2-inch-diced ripe papaya, about 2 pounds<text:line-break/>3/4 cup 1/4-inch-diced red bell pepper<text:line-break/>1/4 cup finely chopped fresh basil<text:line-break/><text:line-break/>Vegetable oil<text:line-break/>1 teaspoon kosher salt <text:line-break/>3/4 teaspoon freshly ground black pepper <text:line-break/><text:line-break/>1. In a large bowl whisk the brine ingredients until the sugar and salt are dissolved. Submerge the pork chops in the brine. Cover the bowl and refrigerate for 2 hours.<text:line-break/><text:line-break/>2. In a large saucepan combine the sugar, vinegar, scallions, lime juice, jalapeño, cumin, salt, and pepper. Bring to a boil, and then add the papaya and bell pepper. Mix well. Simmer over medium heat until the papaya is very soft but not mushy, about 5 minutes, stirring occasionally. Let cool to room temperature. Add the basil, and adjust the seasonings, if necessary. Let sit at room temperature while you grill the chops.<text:line-break/><text:line-break/>3. Take the chops out of the brine, dry both sides with paper towels, then place them on a small platter or baking sheet. Lightly coat them on both sides with oil. Season evenly with the salt and pepper. <text:line-break/><text:line-break/>4. Brush the cooking grate clean. Grill the chops over </text:span><text:span text:style-name="Strong_20_Emphasis"><text:span text:style-name="Emphasis"><text:span text:style-name="T1">direct medium heat</text:span></text:span></text:span><text:span text:style-name="T1"> (350°F to 450°F), with the lid closed as much as possible, until barely pink in the center or until the internal temperature reaches 150°F, 10 to 15 minutes, turning once and swapping their positions as needed for even cooking. Serve warm with the relish. 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Verdana" svg:font-family="Verdana, Arial, Helvetica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DejaVu Sans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robertm </meta:initial-creator>
    <meta:creation-date>2010-12-27T03:41:14</meta:creation-date>
    <meta:document-statistic meta:table-count="0" meta:image-count="0" meta:object-count="0" meta:page-count="1" meta:paragraph-count="2" meta:word-count="324" meta:character-count="1891"/>
    <dc:date>2010-12-27T03:42:06</dc:date>
    <dc:creator>robertm </dc:creator>
    <meta:editing-duration>PT00H00M52S</meta:editing-duration>
    <meta:editing-cycles>1</meta:editing-cycles>
    <meta:generator>OpenOffice.org/3.1$Unix OpenOffice.org_project/310m19$Build-9420</meta:generator>
  </office:meta>
</office:document-meta>
</file>